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60%" draw:textarea-horizontal-align="justify" draw:textarea-vertical-align="middle" draw:auto-grow-height="false" fo:min-height="6.54cm" fo:min-width="37.7cm" style:writing-mode="lr-tb" loext:decorative="false"/>
      <style:paragraph-properties style:writing-mode="lr-tb"/>
    </style:style>
    <style:style style:name="gr2" style:family="graphic" style:parent-style-name="standard">
      <style:graphic-properties draw:opacity="60%" draw:textarea-horizontal-align="justify" draw:textarea-vertical-align="middle" draw:auto-grow-height="false" fo:min-height="5cm" fo:min-width="13.79cm" style:writing-mode="lr-tb" loext:decorative="false"/>
      <style:paragraph-properties style:writing-mode="lr-tb"/>
    </style:style>
    <style:style style:name="gr3" style:family="graphic" style:parent-style-name="standard">
      <style:graphic-properties draw:opacity="60%" draw:textarea-horizontal-align="justify" draw:textarea-vertical-align="middle" draw:auto-grow-height="false" fo:min-height="34.41cm" fo:min-width="37.6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5.698cm" fo:min-width="37.581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gr5" style:family="graphic" style:parent-style-name="standard">
      <style:graphic-properties draw:opacity="60%" draw:textarea-horizontal-align="justify" draw:textarea-vertical-align="middle" draw:auto-grow-height="false" fo:min-height="23.75cm" fo:min-width="37.606cm" style:writing-mode="lr-tb" loext:decorative="false"/>
      <style:paragraph-properties style:writing-mode="lr-tb"/>
    </style:style>
    <style:style style:name="gr6" style:family="graphic" style:parent-style-name="standard">
      <style:graphic-properties draw:opacity="60%" draw:textarea-horizontal-align="justify" draw:textarea-vertical-align="middle" draw:auto-grow-height="false" fo:min-height="10.5cm" fo:min-width="37.904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5.698cm" fo:min-width="37.581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5.698cm" fo:min-width="37.581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42pt" style:font-size-asian="42pt" style:font-size-complex="42pt"/>
    </style:style>
    <style:style style:name="P2" style:family="paragraph">
      <loext:graphic-properties draw:opacity="60%"/>
      <style:paragraph-properties fo:text-align="center" style:writing-mode="lr-tb"/>
      <style:text-properties fo:font-size="42pt" style:font-size-asian="42pt" style:font-size-complex="42pt"/>
    </style:style>
    <style:style style:name="P3" style:family="paragraph">
      <style:paragraph-properties fo:text-align="center"/>
    </style:style>
    <style:style style:name="P4" style:family="paragraph">
      <loext:graphic-properties draw:opacity="60%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Noto Sans JP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oto Sans JP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  <style:text-properties style:font-name="Noto Sans JP" fo:font-size="42pt" style:font-size-asian="42pt" style:font-size-complex="42pt"/>
    </style:style>
    <style:style style:name="P8" style:family="paragraph">
      <loext:graphic-properties draw:opacity="60%"/>
      <style:paragraph-properties fo:text-align="center" style:writing-mode="lr-tb"/>
      <style:text-properties style:font-name="Noto Sans JP" fo:font-size="42pt" style:font-size-asian="42pt" style:font-size-complex="42pt"/>
    </style:style>
    <style:style style:name="P9" style:family="paragraph">
      <style:paragraph-properties fo:text-align="center"/>
      <style:text-properties style:font-name="Noto Sans JP" fo:font-size="42pt" style:font-name-asian="Noto Sans JP" style:font-size-asian="18pt" style:font-size-complex="42pt"/>
    </style:style>
    <style:style style:name="P10" style:family="paragraph">
      <loext:graphic-properties draw:opacity="60%"/>
      <style:paragraph-properties fo:text-align="center" style:writing-mode="lr-tb"/>
      <style:text-properties style:font-name="Noto Sans JP" fo:font-size="42pt" style:font-name-asian="Noto Sans JP" style:font-size-asian="18pt" style:font-size-complex="4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115.099998474121pt" fo:font-weight="bold" style:font-size-asian="115.099998474121pt" style:font-weight-asian="bold" style:font-size-complex="115.099998474121pt" style:font-weight-complex="bold"/>
    </style:style>
    <style:style style:name="T3" style:family="text">
      <style:text-properties style:font-name="Noto Sans JP" fo:font-size="42pt" style:font-size-asian="42pt" style:font-size-complex="42pt"/>
    </style:style>
    <style:style style:name="T4" style:family="text">
      <style:text-properties style:font-name="Noto Sans JP" fo:font-size="104.599998474121pt" style:font-name-asian="Noto Sans JP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mo" svg:width="38.2cm" svg:height="6.79cm" svg:x="-0.001cm" svg:y="60.95cm">
          <text:p text:style-name="P1"><text:span text:style-name="T1">チャンネルのアイコン・タイトル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memo" svg:width="14.29cm" svg:height="5.25cm" svg:x="0cm" svg:y="0.75cm">
          <text:p text:style-name="P3">タイトル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mo" svg:width="38.1cm" svg:height="34.66cm" svg:x="0cm" svg:y="20.2cm">
          <text:p text:style-name="P1"><text:span text:style-name="T1">説明や画像で</text:span></text:p>
          <text:p text:style-name="P1"><text:span text:style-name="T1">動画説明する内容を表す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contents" svg:width="38.133cm" svg:height="16cm" svg:x="-0.006cm" svg:y="0cm">
          <text:p text:style-name="P5"><text:span text:style-name="T2">タイ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memo" svg:width="38.2cm" svg:height="6.79cm" svg:x="-0.001cm" svg:y="60.95cm">
          <text:p text:style-name="P1"><text:span text:style-name="T1">チャンネルのアイコン・タイトル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8" draw:layer="memo" svg:width="38.106cm" svg:height="24cm" svg:x="0cm" svg:y="19cm">
          <text:p text:style-name="P7"><text:span text:style-name="T3">動画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memo" svg:width="38.404cm" svg:height="10.75cm" svg:x="-0.002cm" svg:y="47.25cm">
          <text:p text:style-name="P9"><text:span text:style-name="T4">字幕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mo" svg:width="38.2cm" svg:height="6.79cm" svg:x="-0.001cm" svg:y="60.95cm">
          <text:p text:style-name="P1"><text:span text:style-name="T1">チャンネルのアイコン・タイトル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memo" svg:width="38.133cm" svg:height="16cm" svg:x="-0.006cm" svg:y="0cm">
          <text:p text:style-name="P5"><text:span text:style-name="T2">タイ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memo" svg:width="38.2cm" svg:height="6.79cm" svg:x="-0.001cm" svg:y="60.95cm">
          <text:p text:style-name="P1"><text:span text:style-name="T1">チャンネルのアイコン・タイトル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memo" svg:width="38.106cm" svg:height="24cm" svg:x="-0.013cm" svg:y="18.987cm">
          <text:p text:style-name="P7"><text:span text:style-name="T3">動画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memo" svg:width="38.404cm" svg:height="10.75cm" svg:x="-0.015cm" svg:y="47.237cm">
          <text:p text:style-name="P9"><text:span text:style-name="T4">字幕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memo" svg:width="38.133cm" svg:height="16cm" svg:x="-0.019cm" svg:y="-0.013cm">
          <text:p text:style-name="P5"><text:span text:style-name="T2">タイ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1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67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tents"/>
      <draw:layer draw:name="hide_contents" draw:display="screen"/>
      <draw:layer draw:name="memo" draw:display="screen" draw:protected="true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43:20.270070606</meta:creation-date>
    <dc:date>2024-01-21T17:29:53.000371873</dc:date>
    <meta:editing-duration>PT7H21M24S</meta:editing-duration>
    <meta:editing-cycles>81</meta:editing-cycles>
    <meta:generator>LibreOffice/7.6.4.1$MacOSX_X86_64 LibreOffice_project/e19e193f88cd6c0525a17fb7a176ed8e6a3e2aa1</meta:generator>
    <meta:print-date>2023-12-17T12:00:44.611501711</meta:print-date>
    <meta:printed-by>PDF files</meta:printed-by>
    <meta:document-statistic meta:object-count="13"/>
  </office:meta>
</office:document-meta>
</file>